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 style:shadow="none"/>
    </style:style>
    <style:style style:name="표1.A" style:family="table-column">
      <style:table-column-properties style:column-width="1.824cm" style:rel-column-width="1034*"/>
    </style:style>
    <style:style style:name="표1.B" style:family="table-column">
      <style:table-column-properties style:column-width="8.901cm" style:rel-column-width="5046*"/>
    </style:style>
    <style:style style:name="표1.C" style:family="table-column">
      <style:table-column-properties style:column-width="2.625cm" style:rel-column-width="1488*"/>
    </style:style>
    <style:style style:name="표1.D" style:family="table-column">
      <style:table-column-properties style:column-width="3.651cm" style:rel-column-width="2070*"/>
    </style:style>
    <style:style style:name="표1.A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C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language-asian="ko" style:country-asian="KR"/>
    </style:style>
    <style:style style:name="P2" style:family="paragraph" style:parent-style-name="Table_20_Contents">
      <style:paragraph-properties fo:text-align="center" style:justify-single-word="false"/>
      <style:text-properties style:language-asian="ko" style:country-asian="KR"/>
    </style:style>
    <style:style style:name="P3" style:family="paragraph" style:parent-style-name="Table_20_Contents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4" style:family="paragraph" style:parent-style-name="Table_20_Contents">
      <style:text-properties fo:font-size="12pt" style:font-size-asian="12pt" style:language-asian="ko" style:country-asian="KR" style:font-size-complex="12pt"/>
    </style:style>
    <style:style style:name="T1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>
          <table:table-cell table:style-name="표1.A1" table:number-columns-spanned="4" office:value-type="string">
            <text:p text:style-name="P3">총괄 평가</text:p>
          </table:table-cell>
          <table:covered-table-cell/>
          <table:covered-table-cell/>
          <table:covered-table-cell/>
        </table:table-row>
        <table:table-row>
          <table:table-cell table:style-name="표1.A2" office:value-type="string">
            <text:p text:style-name="P2">과정명</text:p>
          </table:table-cell>
          <table:table-cell table:style-name="표1.A2" office:value-type="string">
            <text:p text:style-name="P4">차세대 UI/UX 멀티 플랫폼 전문가 과정</text:p>
          </table:table-cell>
          <table:table-cell table:style-name="표1.A2" office:value-type="string">
            <text:p text:style-name="P2">담당교사</text:p>
          </table:table-cell>
          <table:table-cell table:style-name="표1.D2" office:value-type="string">
            <text:p text:style-name="P2">박원기 (인)</text:p>
          </table:table-cell>
        </table:table-row>
        <table:table-row>
          <table:table-cell table:style-name="표1.A2" office:value-type="string">
            <text:p text:style-name="P2">과목명</text:p>
          </table:table-cell>
          <table:table-cell table:style-name="표1.A2" office:value-type="string">
            <text:p text:style-name="P1">자바 Core</text:p>
          </table:table-cell>
          <table:table-cell table:style-name="표1.C3" table:number-rows-spanned="2" office:value-type="string">
            <text:p text:style-name="P2">점 <text:s text:c="4"/>수</text:p>
          </table:table-cell>
          <table:table-cell table:style-name="표1.D2" table:number-rows-spanned="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P2">성 <text:s text:c="2"/>명</text:p>
          </table:table-cell>
          <table:table-cell table:style-name="표1.A2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><text:span text:style-name="T1">1. 담당 프로그램 요소(예:판매 입력부분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2. 프로그램 설명(메서드를 기준으로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/>
      <text:p text:style-name="Standard"><text:span text:style-name="T1">3. 실행화면(본인이 작성한 부분을 마킹하여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4. 실행코드(주석처리 추가하여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09:01:11.09</meta:creation-date>
    <dc:date>2014-05-10T09:13:46.74</dc:date>
    <meta:editing-duration>PT12M36S</meta:editing-duration>
    <meta:editing-cycles>2</meta:editing-cycles>
    <meta:generator>OpenOffice/4.0.0$Win32 OpenOffice.org_project/400m3$Build-9702</meta:generator>
    <meta:document-statistic meta:table-count="1" meta:image-count="0" meta:object-count="0" meta:page-count="1" meta:paragraph-count="13" meta:word-count="112" meta:character-count="152"/>
  </office:meta>
</office:document-meta>
</file>